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9pt" style:font-size-asian="9pt" style:font-size-complex="9pt" fo:font-weight="bold" style:font-weight-asian="bold" style:font-weight-complex="bold"/>
    </style:style>
    <style:style style:name="ce5" style:family="table-cell" style:parent-style-name="Default" style:data-style-name="N0">
      <style:table-cell-properties fo:border="thin solid #000000" style:vertical-align="middle" fo:background-color="transparent" style:repeat-content="false"/>
      <style:paragraph-properties fo:text-align="center"/>
      <style:text-properties fo:font-size="9pt" style:font-size-asian="9pt" style:font-size-complex="9pt" fo:font-weight="bold" style:font-weight-asian="bold" style:font-weight-complex="bold"/>
    </style:style>
    <style:style style:name="ce6" style:family="table-cell" style:parent-style-name="Default" style:data-style-name="N0">
      <style:table-cell-properties fo:border="thin solid #000000" style:vertical-align="automatic" fo:background-color="transparent"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9" style:family="table-cell" style:parent-style-name="Default" style:data-style-name="N0">
      <style:table-cell-properties style:vertical-align="middle" fo:wrap-option="wrap" style:repeat-content="false"/>
      <style:paragraph-properties fo:text-align="start" fo:margin-left="0cm"/>
      <style:text-properties fo:font-size="8pt" style:font-size-asian="8pt" style:font-size-complex="8pt"/>
    </style:style>
    <style:style style:name="ce1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fo:font-size="8pt" style:font-size-asian="8pt" style:font-size-complex="8pt"/>
    </style:style>
    <style:style style:name="ce11" style:family="table-cell" style:parent-style-name="Default" style:data-style-name="N0">
      <style:table-cell-properties style:vertical-align="middle" style:repeat-content="false"/>
      <style:paragraph-properties fo:text-align="center"/>
      <style:text-properties fo:font-size="8pt" style:font-size-asian="8pt" style:font-size-complex="8pt"/>
    </style:style>
    <style:style style:name="ce12"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o1" style:family="table-column">
      <style:table-column-properties fo:break-before="auto" style:column-width="2.26483333333333cm"/>
    </style:style>
    <style:style style:name="co2" style:family="table-column">
      <style:table-column-properties fo:break-before="auto" style:column-width="2.45533333333333cm"/>
    </style:style>
    <style:style style:name="co3" style:family="table-column">
      <style:table-column-properties fo:break-before="auto" style:column-width="1.86266666666667cm"/>
    </style:style>
    <style:style style:name="co4" style:family="table-column">
      <style:table-column-properties fo:break-before="auto" style:column-width="3.70416666666667cm"/>
    </style:style>
    <style:style style:name="co5" style:family="table-column">
      <style:table-column-properties fo:break-before="auto" style:column-width="7.09083333333333cm"/>
    </style:style>
    <style:style style:name="co6" style:family="table-column">
      <style:table-column-properties fo:break-before="auto" style:column-width="2.83633333333333cm"/>
    </style:style>
    <style:style style:name="co7" style:family="table-column">
      <style:table-column-properties fo:break-before="auto" style:column-width="3.06916666666667cm"/>
    </style:style>
    <style:style style:name="co8" style:family="table-column">
      <style:table-column-properties fo:break-before="auto" style:column-width="5.715cm"/>
    </style:style>
    <style:style style:name="ro1" style:family="table-row">
      <style:table-row-properties style:row-height="13.8pt" style:use-optimal-row-height="true" fo:break-before="auto"/>
    </style:style>
    <style:style style:name="ro2" style:family="table-row">
      <style:table-row-properties style:row-height="13.8pt" style:use-optimal-row-height="false" fo:break-before="auto"/>
    </style:style>
    <style:style style:name="ro3" style:family="table-row">
      <style:table-row-properties style:row-height="288.6pt" style:use-optimal-row-height="false" fo:break-before="auto"/>
    </style:style>
    <style:style style:name="ro4" style:family="table-row">
      <style:table-row-properties style:row-height="220.2pt" style:use-optimal-row-height="false" fo:break-before="auto"/>
    </style:style>
    <style:style style:name="ro5" style:family="table-row">
      <style:table-row-properties style:row-height="249.6pt" style:use-optimal-row-height="false" fo:break-before="auto"/>
    </style:style>
    <style:style style:name="ro6" style:family="table-row">
      <style:table-row-properties style:row-height="404.4pt" style:use-optimal-row-height="false" fo:break-before="auto"/>
    </style:style>
    <style:style style:name="ro7" style:family="table-row">
      <style:table-row-properties style:row-height="260.4pt" style:use-optimal-row-height="false" fo:break-before="auto"/>
    </style:style>
    <style:style style:name="ro8" style:family="table-row">
      <style:table-row-properties style:row-height="264.6pt" style:use-optimal-row-height="false" fo:break-before="auto"/>
    </style:style>
    <style:style style:name="ro9" style:family="table-row">
      <style:table-row-properties style:row-height="330pt" style:use-optimal-row-height="false" fo:break-before="auto"/>
    </style:style>
    <style:style style:name="ro10" style:family="table-row">
      <style:table-row-properties style:row-height="364.8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358.2pt" style:use-optimal-row-height="false" fo:break-before="auto"/>
    </style:style>
    <style:style style:name="ro13" style:family="table-row">
      <style:table-row-properties style:row-height="18pt" style:use-optimal-row-height="false" fo:break-before="auto"/>
    </style:style>
    <style:style style:name="ro14" style:family="table-row">
      <style:table-row-properties style:row-height="114.6pt" style:use-optimal-row-height="false" fo:break-before="auto"/>
    </style:style>
    <style:style style:name="ro15" style:family="table-row">
      <style:table-row-properties style:row-height="409.2pt" style:use-optimal-row-height="false" fo:break-before="auto"/>
    </style:style>
    <style:style style:name="ro16" style:family="table-row">
      <style:table-row-properties style:row-height="15.6pt" style:use-optimal-row-height="false" fo:break-before="auto"/>
    </style:style>
    <style:style style:name="ro17" style:family="table-row">
      <style:table-row-properties style:row-height="23.4pt" style:use-optimal-row-height="false" fo:break-before="auto"/>
    </style:style>
    <style:style style:name="ro18" style:family="table-row">
      <style:table-row-properties style:row-height="337.8pt" style:use-optimal-row-height="false" fo:break-before="auto"/>
    </style:style>
    <style:style style:name="ro19" style:family="table-row">
      <style:table-row-properties style:row-height="300.6pt" style:use-optimal-row-height="false" fo:break-before="auto"/>
    </style:style>
    <style:style style:name="ro20" style:family="table-row">
      <style:table-row-properties style:row-height="294pt" style:use-optimal-row-height="false" fo:break-before="auto"/>
    </style:style>
    <style:style style:name="ro21" style:family="table-row">
      <style:table-row-properties style:row-height="329.4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1"/>
        <table:table-column table:style-name="co4" table:default-cell-style-name="ce1"/>
        <table:table-column table:style-name="co3" table:number-columns-repeated="2" table:default-cell-style-name="ce1"/>
        <table:table-column table:style-name="co5" table:default-cell-style-name="ce1"/>
        <table:table-column table:style-name="co3" table:number-columns-repeated="2" table:default-cell-style-name="ce1"/>
        <table:table-column table:style-name="co6" table:default-cell-style-name="ce1"/>
        <table:table-column table:style-name="co3" table:number-columns-repeated="2" table:default-cell-style-name="ce1"/>
        <table:table-column table:style-name="co7" table:default-cell-style-name="ce1"/>
        <table:table-column table:style-name="co3" table:number-columns-repeated="8" table:default-cell-style-name="ce1"/>
        <table:table-column table:style-name="co8" table:default-cell-style-name="ce1"/>
        <table:table-column table:style-name="co3" table:number-columns-repeated="16362" table:default-cell-style-name="ce1"/>
        <table:table-row table:style-name="ro1">
          <table:table-cell office:value-type="string" table:number-columns-spanned="2" table:number-rows-spanned="3" table:style-name="ce3">
            <text:p>LLM</text:p>
          </table:table-cell>
          <table:covered-table-cell/>
          <table:table-cell office:value-type="string" table:number-columns-spanned="5" table:number-rows-spanned="2" table:style-name="ce3">
            <text:p>SUBTASK:ReasonAndDecide</text:p>
          </table:table-cell>
          <table:covered-table-cell table:number-columns-repeated="4"/>
          <table:table-cell office:value-type="string" table:number-columns-spanned="6" table:number-rows-spanned="2" table:style-name="ce3">
            <text:p>SUBTASK:Explanation</text:p>
          </table:table-cell>
          <table:covered-table-cell table:number-columns-repeated="5"/>
          <table:table-cell office:value-type="string" table:number-columns-spanned="9" table:number-rows-spanned="3" table:style-name="ce3">
            <text:p>COMPLETE RESPONSE</text:p>
          </table:table-cell>
          <table:covered-table-cell table:number-columns-repeated="8"/>
          <table:table-cell table:number-columns-repeated="16362"/>
        </table:table-row>
        <table:table-row table:style-name="ro1">
          <table:covered-table-cell/>
          <table:covered-table-cell/>
          <table:covered-table-cell/>
          <table:covered-table-cell table:number-columns-repeated="4"/>
          <table:covered-table-cell/>
          <table:covered-table-cell table:number-columns-repeated="5"/>
          <table:covered-table-cell/>
          <table:covered-table-cell table:number-columns-repeated="8"/>
          <table:table-cell table:number-columns-repeated="16362"/>
        </table:table-row>
        <table:table-row table:style-name="ro1">
          <table:covered-table-cell/>
          <table:covered-table-cell/>
          <table:table-cell office:value-type="string" table:number-columns-spanned="2" table:number-rows-spanned="1" table:style-name="ce4">
            <text:p>VIOLATION DECISION</text:p>
          </table:table-cell>
          <table:covered-table-cell/>
          <table:table-cell office:value-type="string" table:number-columns-spanned="3" table:number-rows-spanned="1" table:style-name="ce5">
            <text:p>REASON</text:p>
          </table:table-cell>
          <table:covered-table-cell table:number-columns-repeated="2"/>
          <table:table-cell office:value-type="string" table:number-columns-spanned="3" table:number-rows-spanned="1" table:style-name="ce6">
            <text:p>USER</text:p>
          </table:table-cell>
          <table:covered-table-cell table:number-columns-repeated="2"/>
          <table:table-cell office:value-type="string" table:number-columns-spanned="3" table:number-rows-spanned="1" table:style-name="ce3">
            <text:p>PHYSICIAN</text:p>
          </table: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4" table:style-name="ce7">
            <text:p>Aya-expanse:8B</text:p>
          </table:table-cell>
          <table:covered-table-cell/>
          <table:table-cell office:value-type="string" table:number-columns-spanned="2" table:number-rows-spanned="4" table:style-name="ce8">
            <text:p>Given the monitoring rule and the provided food consumption data, it is</text:p>
            <text:p>likely that a violation has occurred.</text:p>
          </table:table-cell>
          <table:covered-table-cell/>
          <table:table-cell office:value-type="string" table:number-columns-spanned="3" table:number-rows-spanned="4" table:style-name="ce9">
            <text:p>Here's why:</text:p>
            <text:p/>
            <text:p>- **Rule Activation:** The monitoring rule specifies that users over 30 should be monitored for high blood pressure.</text:p>
            <text:p>- **Age Criterion:** As the user is 65 years old, they fall within the age group covered by the rule.</text:p>
            <text:p>- **Food Consumption:** Butter, a key component of the breakfast meal, is known to elevate cholesterol and contribute to cardiovascular risk when consumed in excess.</text:p>
            <text:p>- **Potential Violation:** Since the rule focuses on high blood pressure, and butter consumption is associated with elevated cholesterol, which can impact cardiovascular health, there's a strong possibility that the user's breakfast has triggered a violation of the monitoring rule.</text:p>
          </table:table-cell>
          <table:covered-table-cell table:number-columns-repeated="2"/>
          <table:table-cell office:value-type="string" table:number-columns-spanned="6" table:number-rows-spanned="4" table:style-name="ce9">
            <text:p>Based on this analysis, it is crucial to:</text:p>
            <text:p/>
            <text:p>- Inform PatientX about the potential violation, explaining the role of butter in increasing cholesterol levels and its link to cardiovascular disease risk.</text:p>
            <text:p>- Recommend dietary adjustments, such as incorporating healthier fats (e.g., unsaturated fats found in avocados, nuts) and reducing saturated fat intake.</text:p>
            <text:p>- Schedule follow-up monitoring to track blood pressure and assess any necessary interventions.</text:p>
          </table:table-cell>
          <table:covered-table-cell table:number-columns-repeated="5"/>
          <table:table-cell office:value-type="string" table:number-columns-spanned="9" table:number-rows-spanned="4" table:style-name="ce10">
            <text:p>**Data Interpretation:**</text:p>
            <text:p/>
            <text:p>The provided Turtle data offers a detailed snapshot of a user's health profile and dietary consumption. Here's a breakdown:</text:p>
            <text:p/>
            <text:p>- **User (PatientX):** A 65-year-old individual with a diagnosed cardiovascular condition.</text:p>
            <text:p>- **Monitoring Rule:** A specific rule is in place to monitor the user's blood pressure, set at over 30 years of age. The rule defines a violation if the measured value detects high blood pressure.</text:p>
            <text:p>- **Consumed Food (Breakfast):** The user consumed breakfast containing butter (FOOD-1900), a saturated fat known to impact cardiovascular health.</text:p>
            <text:p>- **Nutrient Breakdown:** Butter is rich in various nutrients, including saturated fats (AnimalLipid), cholesterol, and dietary fiber. These nutrients are essential but should be consumed in moderation due to their potential health implications.</text:p>
            <text:p>- **Disease Risk Level:** The user's cardiovascular condition is classified as a moderate risk (Level 3).</text:p>
            <text:p/>
            <text:p>**Violation Assessment:**</text:p>
            <text:p/>
            <text:p>Given the monitoring rule and the provided food consumption data, it is likely that a violation has occurred. Here's why:</text:p>
            <text:p/>
            <text:p>- **Rule Activation:** The monitoring rule specifies that users over 30 should be monitored for high blood pressure.</text:p>
            <text:p>- **Age Criterion:** As the user is 65 years old, they fall within the age group covered by the rule.</text:p>
            <text:p>- **Food Consumption:** Butter, a key component of the breakfast meal, is known to elevate cholesterol and contribute to cardiovascular risk when consumed in excess.</text:p>
            <text:p>- **Potential Violation:** Since the rule focuses on high blood pressure, and butter consumption is associated with elevated cholesterol, which can impact cardiovascular health, there's a strong possibility that the user's breakfast has triggered a violation of the monitoring rule.</text:p>
            <text:p/>
            <text:p>**User Communication and Further Steps:**</text:p>
            <text:p/>
            <text:p>Based on this analysis, it is crucial to:</text:p>
            <text:p/>
            <text:p>- Inform PatientX about the potential violation, explaining the role of butter in increasing cholesterol levels and its link to cardiovascular disease risk.</text:p>
            <text:p>- Recommend dietary adjustments, such as incorporating healthier fats (e.g., unsaturated fats found in avocados, nuts) and reducing saturated fat intake.</text:p>
            <text:p>- Schedule follow-up monitoring to track blood pressure and assess any necessary interventions.</text:p>
          </table:table-cell>
          <table:covered-table-cell table:number-columns-repeated="8"/>
          <table:table-cell table:number-columns-repeated="16362"/>
        </table:table-row>
        <table:table-row table:number-rows-repeated="2" table:style-name="ro1">
          <table:covered-table-cell/>
          <table:covered-table-cell/>
          <table:covered-table-cell/>
          <table:covered-table-cell/>
          <table:covered-table-cell/>
          <table:covered-table-cell table:number-columns-repeated="2"/>
          <table:covered-table-cell/>
          <table:covered-table-cell table:number-columns-repeated="5"/>
          <table:covered-table-cell/>
          <table:covered-table-cell table:number-columns-repeated="8"/>
          <table:table-cell table:number-columns-repeated="16362"/>
        </table:table-row>
        <table:table-row table:style-name="ro3">
          <table:covered-table-cell/>
          <table:covered-table-cell/>
          <table:covered-table-cell/>
          <table:covered-table-cell/>
          <table:covered-table-cell/>
          <table:covered-table-cell table:number-columns-repeated="2"/>
          <table:covered-table-cell/>
          <table:covered-table-cell table:number-columns-repeated="5"/>
          <table:covered-table-cell/>
          <table:covered-table-cell table:number-columns-repeated="8"/>
          <table:table-cell table:number-columns-repeated="16362"/>
        </table:table-row>
        <table:table-row table:style-name="ro2">
          <table:table-cell office:value-type="string" table:number-columns-spanned="2" table:number-rows-spanned="3" table:style-name="ce7">
            <text:p>Aya-expanse:32B</text:p>
          </table:table-cell>
          <table:covered-table-cell/>
          <table:table-cell office:value-type="string" table:number-columns-spanned="2" table:number-rows-spanned="3" table:style-name="ce11">
            <text:p>**Yes**, a violation occurred.<text:s/></text:p>
          </table:table-cell>
          <table:covered-table-cell/>
          <table:table-cell office:value-type="string" table:number-columns-spanned="3" table:number-rows-spanned="3" table:style-name="ce9">
            <text:p>* The monitoring rule **0001** specifies that Patient X should consume less than **5** units of **fsfood:FOOD-1900** (Butter) per day.<text:s/></text:p>
            <text:p>* The data indicates that Patient X consumed **10** units of Butter during breakfast, exceeding the defined limit.</text:p>
          </table:table-cell>
          <table:covered-table-cell table:number-columns-repeated="2"/>
          <table:table-cell office:value-type="string" table:number-columns-spanned="3" table:number-rows-spanned="3" table:style-name="ce9">
            <text:p>"You have a monitoring rule in place to help manage your cardiovascular health. This rule suggests limiting your daily butter intake to less than 5 servings. Unfortunately, you consumed 10 servings of butter during your breakfast today. This exceeds the recommended amount and triggers a violation."</text:p>
          </table:table-cell>
          <table:covered-table-cell table:number-columns-repeated="2"/>
          <table:table-cell office:value-type="string" table:number-columns-spanned="3" table:number-rows-spanned="3" table:style-name="ce9">
            <text:p>"Patient X's data indicates a violation of monitoring rule 0001, designed to manage cardiovascular risk. The rule dictates a daily limit of 5 or fewer servings of Butter (fsfood:FOOD-1900). Patient X consumed 10 servings during breakfast, exceeding this limit. This violation warrants further assessment and potential dietary intervention."</text:p>
          </table:table-cell>
          <table:covered-table-cell table:number-columns-repeated="2"/>
          <table:table-cell office:value-type="string" table:number-columns-spanned="9" table:number-rows-spanned="3" table:style-name="ce12">
            <text:p>Based on the provided data, here's my analysis:</text:p>
            <text:p/>
            <text:p><text:s/>**1. Violation Decision:**</text:p>
            <text:p/>
            <text:p>* **Yes**, a violation occurred.<text:s/></text:p>
            <text:p/>
            <text:p>**Reasoning:**</text:p>
            <text:p/>
            <text:p>* The monitoring rule **0001** specifies that Patient X should consume less than **5** units of **fsfood:FOOD-1900** (Butter) per day.<text:s/></text:p>
            <text:p>* The data indicates that Patient X consumed **10** units of Butter during breakfast, exceeding the defined limit.</text:p>
            <text:p/>
            <text:p><text:s/>**2. Explanations:**</text:p>
            <text:p/>
            <text:p>* **For the User:**</text:p>
            <text:p/>
            <text:p><text:s text:c="4"/>"You have a monitoring rule in place to help manage your cardiovascular health. This rule suggests limiting your daily butter intake to less than 5 servings. Unfortunately, you consumed 10 servings of butter during your breakfast today. This exceeds the recommended amount and triggers a violation."</text:p>
            <text:p/>
            <text:p>* **For the Physician:**</text:p>
            <text:p/>
            <text:p><text:s text:c="4"/>"Patient X's data indicates a violation of monitoring rule 0001, designed to manage cardiovascular risk. The rule dictates a daily limit of 5 or fewer servings of Butter (fsfood:FOOD-1900). Patient X consumed 10 servings during breakfast, exceeding this limit. This violation warrants further assessment and potential dietary intervention."</text:p>
            <text:p/>
            <text:p/>
            <text:p>Let me know if you have any other data or scenarios you'd like to analyze!</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4">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Gemma2:2B</text:p>
          </table:table-cell>
          <table:covered-table-cell/>
          <table:table-cell office:value-type="string" table:number-columns-spanned="2" table:number-rows-spanned="3" table:style-name="ce11">
            <text:p>NOT PROVIDED</text:p>
          </table:table-cell>
          <table:covered-table-cell/>
          <table:table-cell office:value-type="string" table:number-columns-spanned="3" table:number-rows-spanned="3" table:style-name="ce8">
            <text:p>NOT PROVIDED</text:p>
          </table:table-cell>
          <table:covered-table-cell table:number-columns-repeated="2"/>
          <table:table-cell office:value-type="string" table:number-columns-spanned="3" table:number-rows-spanned="3" table:style-name="ce8">
            <text:p>NOT PROVIDED</text:p>
          </table:table-cell>
          <table:covered-table-cell table:number-columns-repeated="2"/>
          <table:table-cell office:value-type="string" table:number-columns-spanned="3" table:number-rows-spanned="3" table:style-name="ce8">
            <text:p>NOT PROVIDED</text:p>
          </table:table-cell>
          <table:covered-table-cell table:number-columns-repeated="2"/>
          <table:table-cell office:value-type="string" table:number-columns-spanned="9" table:number-rows-spanned="3" table:style-name="ce9">
            <text:p>I'm ready! I can analyze the provided data and give you explanations tailored for users, physicians, and how it relates to monitoring rules.<text:s text:c="2"/></text:p>
            <text:p/>
            <text:p>**Here's what I can do with this information:**<text:s/></text:p>
            <text:p/>
            <text:p/>
            <text:p>* **Determine if there was a violation.** We need to establish if the specified rule has been violated based on:</text:p>
            <text:p><text:s text:c="4"/>* **User's consumed food:** This data is crucial for setting up a baseline and comparing it against the rules. <text:s/>Do you want me to analyze the user's food consumption?<text:s/></text:p>
            <text:p><text:s text:c="4"/>* **Rule conditions:** <text:s/>We will compare this information to the specific rules defined, especially for quantities, timeframes (like daily/weekly intervals), and allowed values.</text:p>
            <text:p>* **Explain the violation in plain language.** For users, we'll explain what a violation is, why it might be an issue, and suggest potential actions.<text:s/></text:p>
            <text:p>* **Provide details on the severity of a violation (if necessary).** <text:s/>I can determine if a violation was minor or significant based on the provided data.<text:s/></text:p>
            <text:p/>
            <text:p/>
            <text:p>**Here are the steps involved:**</text:p>
            <text:p/>
            <text:p>1. **Detailed Data Review:** I need to review all the provided Turtle data to understand the context fully.</text:p>
            <text:p>2. **Apply Rules and Analysis:** <text:s text:c="2"/>We'll analyze the user's food consumption history in conjunction with the defined rules (e.g., "less than" criteria for a specific nutrient) to identify potential violations.<text:s/></text:p>
            <text:p>3. **Create Explanations:** I will generate explanations that are clear, concise, and suitable for your audience – either for users (with simplified terms), or physicians (with technical detail).</text:p>
            <text:p/>
            <text:p>**What information do you want me to focus on?**</text:p>
            <text:p/>
            <text:p/>
            <text:p>Please let me know which aspect you'd like help with, including the type of explanation you need.</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5">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Gemma2:27b</text:p>
          </table:table-cell>
          <table:covered-table-cell/>
          <table:table-cell office:value-type="string" table:number-columns-spanned="2" table:number-rows-spanned="3" table:style-name="ce8">
            <text:p>YES, a violation occurred. PatientX consumed more butter than the allowed</text:p>
            <text:p>amount according to their personalized monitoring rule.</text:p>
          </table:table-cell>
          <table:covered-table-cell/>
          <table:table-cell office:value-type="string" table:number-columns-spanned="3" table:number-rows-spanned="3" table:style-name="ce9">
            <text:p>Let's analyze this information:</text:p>
            <text:p/>
            <text:p>**Monitoring Rule:**</text:p>
            <text:p/>
            <text:p>* **Rule ID:** 0001</text:p>
            <text:p>* **Monitored Value:** 5<text:s text:c="2"/></text:p>
            <text:p>* **Operator:** Less</text:p>
            <text:p>* **Entity:** fsfood:FOOD-1900 (Butter)</text:p>
            <text:p/>
            <text:p>This rule indicates that PatientX's daily consumption of butter should be less than 5 units (the specific unit is not defined in the data).</text:p>
            <text:p/>
            <text:p>**Patient Data:**</text:p>
            <text:p/>
            <text:p>* PatientX consumed 10 units of Butter (fsfood:FOOD-1900) during Breakfast.</text:p>
            <text:p>* PatientX has cardiovascular disease (fsdise:Cardiovascular)</text:p>
            <text:p/>
            <text:p>**Analysis:**</text:p>
            <text:p/>
            <text:p>PatientX's consumption of butter (10 units) exceeds the limit set by Rule 0001 (less than 5 units). This is a violation of the monitoring rule.</text:p>
          </table:table-cell>
          <table:covered-table-cell table:number-columns-repeated="2"/>
          <table:table-cell office:value-type="string" table:number-columns-spanned="3" table:number-rows-spanned="3" table:style-name="ce9">
            <text:p>"PatientX, you ate 10 units of butter today for breakfast. Your doctor has</text:p>
            <text:p>set a limit of less than 5 units per day due to your cardiovascular</text:p>
            <text:p>condition. It's important to stick to this limit to help manage your</text:p>
            <text:p>health."</text:p>
          </table:table-cell>
          <table:covered-table-cell table:number-columns-repeated="2"/>
          <table:table-cell office:value-type="string" table:number-columns-spanned="3" table:number-rows-spanned="3" table:style-name="ce9">
            <text:p>"PatientX violated monitoring rule 0001, consuming 10 units of butter</text:p>
            <text:p>(fsfood:FOOD-1900), exceeding the prescribed limit of less than 5 units</text:p>
            <text:p>for individuals with cardiovascular disease. This dietary deviation</text:p>
            <text:p>warrants further investigation and potential adjustments to PatientX's</text:p>
            <text:p>dietary plan."</text:p>
          </table:table-cell>
          <table:covered-table-cell table:number-columns-repeated="2"/>
          <table:table-cell office:value-type="string" table:number-columns-spanned="9" table:number-rows-spanned="3" table:style-name="ce12">
            <text:p>Thank you for providing the data about PatientX and their food consumption.</text:p>
            <text:p/>
            <text:p>Let's analyze this information:</text:p>
            <text:p/>
            <text:p>**Monitoring Rule:**</text:p>
            <text:p/>
            <text:p>* **Rule ID:** 0001</text:p>
            <text:p>* **Monitored Value:** 5<text:s text:c="2"/></text:p>
            <text:p>* **Operator:** Less</text:p>
            <text:p>* **Entity:** fsfood:FOOD-1900 (Butter)</text:p>
            <text:p/>
            <text:p>This rule indicates that PatientX's daily consumption of butter should be less than 5 units (the specific unit is not defined in the data).</text:p>
            <text:p/>
            <text:p>**Patient Data:**</text:p>
            <text:p/>
            <text:p>* PatientX consumed 10 units of Butter (fsfood:FOOD-1900) during Breakfast.</text:p>
            <text:p>* PatientX has cardiovascular disease (fsdise:Cardiovascular)</text:p>
            <text:p/>
            <text:p>**Analysis:**</text:p>
            <text:p/>
            <text:p>PatientX's consumption of butter (10 units) exceeds the limit set by Rule 0001 (less than 5 units). This is a violation of the monitoring rule.</text:p>
            <text:p/>
            <text:p/>
            <text:p>**Conclusion:**</text:p>
            <text:p/>
            <text:p>YES, a violation occurred. PatientX consumed more butter than the allowed amount according to their personalized monitoring rule.</text:p>
            <text:p/>
            <text:p/>
            <text:p/>
            <text:p>**Explanations:**</text:p>
            <text:p/>
            <text:p/>
            <text:p>**For the user:**</text:p>
            <text:p/>
            <text:p>"PatientX, you ate 10 units of butter today for breakfast. Your doctor has set a limit of less than 5 units per day due to your cardiovascular condition. It's important to stick to this limit to help manage your health."</text:p>
            <text:p/>
            <text:p>**For the physician:**</text:p>
            <text:p/>
            <text:p>"PatientX violated monitoring rule 0001, consuming 10 units of butter (fsfood:FOOD-1900), exceeding the prescribed limit of less than 5 units for individuals with cardiovascular disease. This dietary deviation warrants further investigation and potential adjustments to PatientX's dietary plan."</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6">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Llama3.1</text:p>
          </table:table-cell>
          <table:covered-table-cell/>
          <table:table-cell office:value-type="string" table:number-columns-spanned="2" table:number-rows-spanned="3" table:style-name="ce8">
            <text:p>Since the patient consumed more than the allowed amount (10 &gt; 5), a</text:p>
            <text:p>violation occurred.</text:p>
          </table:table-cell>
          <table:covered-table-cell/>
          <table:table-cell office:value-type="string" table:number-columns-spanned="3" table:number-rows-spanned="3" table:style-name="ce9">
            <text:p>Based on the provided data, I will reason and decide whether a violation occurred.</text:p>
            <text:p/>
            <text:p>From the monitoring rule `:MR4-PX`, we can see that it monitors the consumption of `fsfood:FOOD-1900` (Butter) by `:PatientX`. The monitored value is 5, and the operator is "Less". This means that the patient should consume less than 5 units of Butter.</text:p>
            <text:p/>
            <text:p>From the consumed food data `:ConsumedFood-Breakfast-PX-1-FOOD-1900`, we can see that the patient consumed 10 units of Butter for breakfast.</text:p>
          </table:table-cell>
          <table:covered-table-cell table:number-columns-repeated="2"/>
          <table:table-cell office:value-type="string" table:number-columns-spanned="3" table:number-rows-spanned="3" table:style-name="ce9">
            <text:p>You consumed 10 units of Butter for breakfast, which exceeds the recommended daily limit of 5 units. This may increase your risk of cardiovascular disease. Please try to reduce your consumption of Butter</text:p>
            <text:p>and consider healthier alternatives.</text:p>
          </table:table-cell>
          <table:covered-table-cell table:number-columns-repeated="2"/>
          <table:table-cell office:value-type="string" table:number-columns-spanned="3" table:number-rows-spanned="3" table:style-name="ce9">
            <text:p>Patient X has exceeded the daily recommended intake of Butter (fsfood:FOOD-1900), consuming 10 units instead of the allowed 5 units.</text:p>
            <text:p>This may have significant implications for their cardiovascular health, given their existing diagnosis of cardiovascular disease (fsdise:Cardiovascular). The patient's risk level for cardiovascular disease is already at 3 (fsdise:riskLevel 3), and this excessive consumption may further exacerbate their condition. It is essential to counsel the patient on reducing their Butter intake and exploring alternative options to mitigate this risk.</text:p>
          </table:table-cell>
          <table:covered-table-cell table:number-columns-repeated="2"/>
          <table:table-cell office:value-type="string" table:number-columns-spanned="9" table:number-rows-spanned="3" table:style-name="ce12">
            <text:p>I have received the Turtle encoded data about the user and the food consumed.<text:s/></text:p>
            <text:p/>
            <text:p>**Reasoning and Decision**</text:p>
            <text:p/>
            <text:p>Based on the provided data, I will reason and decide whether a violation occurred.</text:p>
            <text:p/>
            <text:p>From the monitoring rule `:MR4-PX`, we can see that it monitors the consumption of `fsfood:FOOD-1900` (Butter) by `:PatientX`. The monitored value is 5, and the operator is "Less". This means that the patient should consume less than 5 units of Butter.</text:p>
            <text:p/>
            <text:p>From the consumed food data `:ConsumedFood-Breakfast-PX-1-FOOD-1900`, we can see that the patient consumed 10 units of Butter for breakfast.</text:p>
            <text:p/>
            <text:p>Since the patient consumed more than the allowed amount (10 &gt; 5), a violation occurred.</text:p>
            <text:p/>
            <text:p>**Explanation for the User**</text:p>
            <text:p/>
            <text:p>You consumed 10 units of Butter for breakfast, which exceeds the recommended daily limit of 5 units. This may increase your risk of cardiovascular disease. Please try to reduce your consumption of Butter and consider healthier alternatives.</text:p>
            <text:p/>
            <text:p>**Explanation for the Physician**</text:p>
            <text:p/>
            <text:p>Patient X has exceeded the daily recommended intake of Butter (fsfood:FOOD-1900), consuming 10 units instead of the allowed 5 units. This may have significant implications for their cardiovascular health, given their existing diagnosis of cardiovascular disease (fsdise:Cardiovascular). The patient's risk level for cardiovascular disease is already at 3 (fsdise:riskLevel 3), and this excessive consumption may further exacerbate their condition. It is essential to counsel the patient on reducing their Butter intake and exploring alternative options to mitigate this risk.</text:p>
            <text:p/>
            <text:p>Please let me know if you need any further assistance!</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7">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Llama3.2</text:p>
          </table:table-cell>
          <table:covered-table-cell/>
          <table:table-cell office:value-type="string" table:number-columns-spanned="2" table:number-rows-spanned="3" table:style-name="ce8">
            <text:p>After analyzing the data, I decide that: **YES**, a violation occurred</text:p>
            <text:p>based on the provided data</text:p>
          </table:table-cell>
          <table:covered-table-cell/>
          <table:table-cell office:value-type="string" table:number-columns-spanned="3" table:number-rows-spanned="3" table:style-name="ce8">
            <text:p>NOT PROVIDED</text:p>
          </table:table-cell>
          <table:covered-table-cell table:number-columns-repeated="2"/>
          <table:table-cell office:value-type="string" table:number-columns-spanned="3" table:number-rows-spanned="3" table:style-name="ce9">
            <text:p>There is a monitoring rule associated with PatientX. The rule monitors the consumption of a specific food item (Burro/Butter) and its quantity.</text:p>
            <text:p>According to the monitoring rule, there should be less than or equal to 10 units of this food consumed within a certain time frame. However, according to the ConsumedFood-Breakfast-PX-1-FOOD-1900 instance, PatientX consumed 10 units of Burro/Butter. Since 10 units is exactly equal to the</text:p>
            <text:p>threshold limit (less than or equal to 10), this can be considered as a violation.</text:p>
          </table:table-cell>
          <table:covered-table-cell table:number-columns-repeated="2"/>
          <table:table-cell office:value-type="string" table:number-columns-spanned="3" table:number-rows-spanned="3" table:style-name="ce9">
            <text:p>Based on the provided data, there is a monitoring rule associated with PatientX that monitors the consumption of Burro/Butter (fsfood:FOOD-1900) and its quantity. The monitoring rule has an operator "Less" and a threshold limit of 10 units within a specific timing frame (fstemp:Day). However, according to the ConsumedFood-Breakfast-PX-1-FOOD-1900 instance, PatientX consumed 10 units of Burro/Butter, which exceeds the threshold limit. This indicates that a violation has occurred for this monitoring rule.</text:p>
          </table:table-cell>
          <table:covered-table-cell table:number-columns-repeated="2"/>
          <table:table-cell office:value-type="string" table:number-columns-spanned="9" table:number-rows-spanned="3" table:style-name="ce12">
            <text:p>I have received the input. Now, I will:</text:p>
            <text:p/>
            <text:p>1. Reason and Decide: Determine if a violation occurred based on the provided data.</text:p>
            <text:p>2. Generate Two Explanations:</text:p>
            <text:p><text:s text:c="3"/>- One detailed explanation for the user, using simple and comprehensible language.</text:p>
            <text:p><text:s text:c="3"/>- One detailed explanation for the physician, using precise and professional terminology.</text:p>
            <text:p/>
            <text:p>Based on the provided Turtle encoded data, I will analyze the data and reason whether a violation occurred or not.</text:p>
            <text:p/>
            <text:p>After analyzing the data, I decide that: **YES**, a violation occurred based on the provided data.</text:p>
            <text:p/>
            <text:p>Here are the two explanations:</text:p>
            <text:p/>
            <text:p>**Explanation for the User:**</text:p>
            <text:p/>
            <text:p>There is a monitoring rule associated with PatientX. The rule monitors the consumption of a specific food item (Burro/Butter) and its quantity. According to the monitoring rule, there should be less than or equal to 10 units of this food consumed within a certain time frame. However, according to the ConsumedFood-Breakfast-PX-1-FOOD-1900 instance, PatientX consumed 10 units of Burro/Butter. Since 10 units is exactly equal to the threshold limit (less than or equal to 10), this can be considered as a violation.</text:p>
            <text:p/>
            <text:p>**Explanation for the Physician:**</text:p>
            <text:p/>
            <text:p>Based on the provided data, there is a monitoring rule associated with PatientX that monitors the consumption of Burro/Butter (fsfood:FOOD-1900) and its quantity. The monitoring rule has an operator "Less" and a threshold limit of 10 units within a specific timing frame (fstemp:Day). However, according to the ConsumedFood-Breakfast-PX-1-FOOD-1900 instance, PatientX consumed 10 units of Burro/Butter, which exceeds the threshold limit. This indicates that a violation has occurred for this monitoring rule.</text:p>
            <text:p/>
            <text:p>Please let me know if you need further clarification or details!</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8">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Llama3.2-vision_90B</text:p>
          </table:table-cell>
          <table:covered-table-cell/>
          <table:table-cell office:value-type="string" table:number-columns-spanned="2" table:number-rows-spanned="3" table:style-name="ce8">
            <text:p>Based on the monitoring rule and the consumption data, I decide that a</text:p>
            <text:p>**VIOLATION HAS OCCURRED**.</text:p>
          </table:table-cell>
          <table:covered-table-cell/>
          <table:table-cell office:value-type="string" table:number-columns-spanned="3" table:number-rows-spanned="3" table:style-name="ce9">
            <text:p/>
            <text:p>**Reasoning**</text:p>
            <text:p/>
            <text:p>The monitoring rule `MR4-PX` is associated with the patient `PatientX` and has the following properties:</text:p>
            <text:p/>
            <text:p>* `hasMonitoredValue`: 5</text:p>
            <text:p>* `hasOperator`: "Less"</text:p>
            <text:p>* `monitoredEntity`: `fsfood:FOOD-1900` (Butter)</text:p>
            <text:p>* `monitoredEntityType`: `fscore:Food`</text:p>
            <text:p>* `timing`: `fstemp:Day`</text:p>
            <text:p/>
            <text:p>The patient `PatientX` has consumed `10` units of food `FOOD-1900` (Butter) for breakfast.</text:p>
            <text:p/>
            <text:p>**Decision**</text:p>
            <text:p/>
            <text:p>Based on the monitoring rule and the consumption data, I decide that a **VIOLATION HAS OCCURRED**.</text:p>
            <text:p/>
            <text:p>The reason is that the patient has consumed 10 units of Butter, which exceeds the monitored value of 5 specified in the monitoring rule. The operator "Less" indicates that the consumption should be less than or equal to 5.</text:p>
          </table:table-cell>
          <table:covered-table-cell table:number-columns-repeated="2"/>
          <table:table-cell office:value-type="string" table:number-columns-spanned="3" table:number-rows-spanned="3" table:style-name="ce9">
            <text:p>You have exceeded the recommended daily intake of butter. According to your monitoring plan, you should consume no more than 5 units of butter</text:p>
            <text:p>per day. However, you have consumed 10 units of butter for breakfast alone. Please consider reducing your butter consumption to avoid any</text:p>
            <text:p>potential health risks.</text:p>
          </table:table-cell>
          <table:covered-table-cell table:number-columns-repeated="2"/>
          <table:table-cell office:value-type="string" table:number-columns-spanned="3" table:number-rows-spanned="3" table:style-name="ce9">
            <text:p>The patient has violated their monitoring rule for butter consumption. The monitored value is set at 5 units per day, but the patient has consumed 10</text:p>
            <text:p>units of butter for breakfast. This exceeds the recommended daily intake and may pose a risk to the patient's cardiovascular health. Please review</text:p>
            <text:p>the patient's diet plan and consider adjustments to ensure compliance with the monitoring rules.</text:p>
          </table:table-cell>
          <table:covered-table-cell table:number-columns-repeated="2"/>
          <table:table-cell office:value-type="string" table:number-columns-spanned="9" table:number-rows-spanned="3" table:style-name="ce12">
            <text:p>I have received the Turtle encoded data about the user and the food consumed.</text:p>
            <text:p/>
            <text:p>Now, I will reason and decide whether a violation occurred based on the provided data.</text:p>
            <text:p/>
            <text:p>**Reasoning**</text:p>
            <text:p/>
            <text:p>The monitoring rule `MR4-PX` is associated with the patient `PatientX` and has the following properties:</text:p>
            <text:p/>
            <text:p>* `hasMonitoredValue`: 5</text:p>
            <text:p>* `hasOperator`: "Less"</text:p>
            <text:p>* `monitoredEntity`: `fsfood:FOOD-1900` (Butter)</text:p>
            <text:p>* `monitoredEntityType`: `fscore:Food`</text:p>
            <text:p>* `timing`: `fstemp:Day`</text:p>
            <text:p/>
            <text:p>The patient `PatientX` has consumed `10` units of food `FOOD-1900` (Butter) for breakfast.</text:p>
            <text:p/>
            <text:p>**Decision**</text:p>
            <text:p/>
            <text:p>Based on the monitoring rule and the consumption data, I decide that a **VIOLATION HAS OCCURRED**.</text:p>
            <text:p/>
            <text:p>The reason is that the patient has consumed 10 units of Butter, which exceeds the monitored value of 5 specified in the monitoring rule. The operator "Less" indicates that the consumption should be less than or equal to 5.</text:p>
            <text:p/>
            <text:p>**Explanation for the user**</text:p>
            <text:p/>
            <text:p>You have exceeded the recommended daily intake of butter. According to your monitoring plan, you should consume no more than 5 units of butter per day. However, you have consumed 10 units of butter for breakfast alone. Please consider reducing your butter consumption to avoid any potential health risks.</text:p>
            <text:p/>
            <text:p>**Explanation for the physician**</text:p>
            <text:p/>
            <text:p>The patient has violated their monitoring rule for butter consumption. The monitored value is set at 5 units per day, but the patient has consumed 10 units of butter for breakfast. This exceeds the recommended daily intake and may pose a risk to the patient's cardiovascular health. Please review the patient's diet plan and consider adjustments to ensure compliance with the monitoring rules.</text:p>
            <text:p/>
            <text:p>Please let me know if you would like me to clarify or expand on this explanation!</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9">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Llama3.3</text:p>
          </table:table-cell>
          <table:covered-table-cell/>
          <table:table-cell office:value-type="string" table:number-columns-spanned="2" table:number-rows-spanned="3" table:style-name="ce8">
            <text:p>Based on the reasoning above, I conclude that a **VIOLATION OCCURRED**.</text:p>
            <text:p>The patient consumed more than the recommended amount of Butter, which</text:p>
            <text:p>exceeds the monitored value specified in the monitoring rule `MR4-PX`.</text:p>
          </table:table-cell>
          <table:covered-table-cell/>
          <table:table-cell office:value-type="string" table:number-columns-spanned="3" table:number-rows-spanned="3" table:style-name="ce9">
            <text:p>**Reasoning:**</text:p>
            <text:p>1. The monitoring rule `MR4-PX` monitors the consumption of `FOOD-1900` (Butter) by `PatientX`, with a monitored value of 5 and an operator of "Less". This means that the patient should consume less than 5 units of Butter per day.</text:p>
            <text:p>2. The consumed food `ConsumedFood-Breakfast-PX-1-FOOD-1900` shows that the patient consumed 10 units of `FOOD-1900` (Butter) for breakfast, which exceeds the monitored value of 5.</text:p>
          </table:table-cell>
          <table:covered-table-cell table:number-columns-repeated="2"/>
          <table:table-cell office:value-type="string" table:number-columns-spanned="3" table:number-rows-spanned="3" table:style-name="ce9">
            <text:p>You consumed more than the recommended amount of Butter for breakfast, which is not in line with your dietary recommendations. It's essential to</text:p>
            <text:p>be mindful of your food intake to manage your cardiovascular disease risk.</text:p>
          </table:table-cell>
          <table:covered-table-cell table:number-columns-repeated="2"/>
          <table:table-cell office:value-type="string" table:number-columns-spanned="3" table:number-rows-spanned="3" table:style-name="ce9">
            <text:p>The patient exceeded the daily recommended intake of Butter, as specified in the monitoring rule `MR4-PX`. This may increase their risk of cardiovascular disease, given their existing diagnosis. It is crucial to</text:p>
            <text:p>reassess and adjust their dietary plan to ensure they adhere to the recommended guidelines.</text:p>
          </table:table-cell>
          <table:covered-table-cell table:number-columns-repeated="2"/>
          <table:table-cell office:value-type="string" table:number-columns-spanned="9" table:number-rows-spanned="3" table:style-name="ce12">
            <text:p>I have taken note of the Turtle encoded data about the user and the food consumed. It appears to be a comprehensive dataset that includes information about:</text:p>
            <text:p/>
            <text:p>* A monitoring rule (`MR4-PX`) that monitors the consumption of `FOOD-1900` (Butter) by `PatientX`, with a monitored value of 5, an operator of "Less", and a timing of daily.</text:p>
            <text:p>* A patient (`PatientX`) who has a diagnosis of cardiovascular disease, consumes breakfast (`Breakfast-PX-1`), and has an age of 65.</text:p>
            <text:p>* A consumed food (`ConsumedFood-Breakfast-PX-1-FOOD-1900`) that is `FOOD-1900` (Butter) with an amount of 10.</text:p>
            <text:p>* The nutritional properties of `FOOD-1900` (Butter), including its nutrients, calories, energy, water content, and edible part.</text:p>
            <text:p>* A disease risk level (`DRL-USDAFOOD-00001-C`) that associates `FOOD-1900` (Butter) with a cardiovascular disease risk level of 3.</text:p>
            <text:p/>
            <text:p>Now, I will reason and decide whether a violation occurred based on the provided data.</text:p>
            <text:p/>
            <text:p>**Reasoning:**</text:p>
            <text:p/>
            <text:p>1. The monitoring rule `MR4-PX` monitors the consumption of `FOOD-1900` (Butter) by `PatientX`, with a monitored value of 5 and an operator of "Less". This means that the patient should consume less than 5 units of Butter per day.</text:p>
            <text:p>2. The consumed food `ConsumedFood-Breakfast-PX-1-FOOD-1900` shows that the patient consumed 10 units of `FOOD-1900` (Butter) for breakfast, which exceeds the monitored value of 5.</text:p>
            <text:p/>
            <text:p>**Decision:**</text:p>
            <text:p/>
            <text:p>Based on the reasoning above, I conclude that a **VIOLATION OCCURRED**. The patient consumed more than the recommended amount of Butter, which exceeds the monitored value specified in the monitoring rule `MR4-PX`.</text:p>
            <text:p/>
            <text:p>**Explanation for the user:**</text:p>
            <text:p/>
            <text:p>You consumed more than the recommended amount of Butter for breakfast, which is not in line with your dietary recommendations. It's essential to be mindful of your food intake to manage your cardiovascular disease risk.</text:p>
            <text:p/>
            <text:p>**Explanation for the physician:**</text:p>
            <text:p/>
            <text:p>The patient exceeded the daily recommended intake of Butter, as specified in the monitoring rule `MR4-PX`. This may increase their risk of cardiovascular disease, given their existing diagnosis. It is crucial to reassess and adjust their dietary plan to ensure they adhere to the recommended guidelines.</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9">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Mnistral-nemo:12B</text:p>
          </table:table-cell>
          <table:covered-table-cell/>
          <table:table-cell office:value-type="string" table:number-columns-spanned="2" table:number-rows-spanned="3" table:style-name="ce8">
            <text:p>**Decision:**</text:p>
            <text:p>- Yes, there was a violation.</text:p>
            <text:p>- Reason: PatientX consumed `10` units of Butter, which exceeds the</text:p>
            <text:p>allowed maximum of `5` units according to monitoring rule `:0001`</text:p>
          </table:table-cell>
          <table:covered-table-cell/>
          <table:table-cell office:value-type="string" table:number-columns-spanned="3" table:number-rows-spanned="3" table:style-name="ce9">
            <text:p>**Reasoning:**</text:p>
            <text:p/>
            <text:p>1. PatientX consumed Butter as part of their breakfast:</text:p>
            <text:p><text:s text:c="3"/>```turtle</text:p>
            <text:p><text:s text:c="3"/>:PatientX fsuser:consumed :Breakfast-PX-1 .</text:p>
            <text:p><text:s text:c="3"/>:Breakfast-PX-1 fsuser:hasConsumedFood :ConsumedFood-Breakfast-PX-1-FOOD-1900 .</text:p>
            <text:p><text:s text:c="3"/>```</text:p>
            <text:p/>
            <text:p>2. PatientX consumed `10` units of Butter for breakfast:</text:p>
            <text:p><text:s text:c="3"/>```turtle</text:p>
            <text:p><text:s text:c="3"/>:ConsumedFood-Breakfast-PX-1-FOOD-1900 fsreci:amountFood 10 .</text:p>
            <text:p><text:s text:c="3"/>```</text:p>
            <text:p/>
            <text:p>3. The monitoring rule `:0001` allows up to `5` units of Butter daily:</text:p>
            <text:p><text:s text:c="3"/>```turtle</text:p>
            <text:p><text:s text:c="3"/>:0001 a fsguid:MonitoringRule ;</text:p>
            <text:p><text:s text:c="6"/>fsguid:monitoredEntity fsfood:FOOD-1900 ;</text:p>
            <text:p><text:s text:c="6"/>fsguid:hasMonitoredValue 5 ;</text:p>
            <text:p><text:s text:c="6"/>fsguid:hasOperator "Less" .</text:p>
            <text:p><text:s text:c="3"/>```</text:p>
            <text:p/>
            <text:p>4. PatientX violated the monitoring rule `:0001` by consuming `10` units of Butter instead of the allowed maximum of `5` units.</text:p>
            <text:p/>
            <text:p>**Decision:**</text:p>
            <text:p>- Yes, there was a violation.</text:p>
            <text:p>- Reason: PatientX consumed `10` units of Butter, which exceeds the allowed maximum of `5` units according to monitoring rule `:0001`.</text:p>
          </table:table-cell>
          <table:covered-table-cell table:number-columns-repeated="2"/>
          <table:table-cell office:value-type="string" table:number-columns-spanned="3" table:number-rows-spanned="3" table:style-name="ce9">
            <text:p>"You consumed too much Butter today. Your daily limit is 5 servings, but</text:p>
            <text:p>you had 10 servings for breakfast."</text:p>
          </table:table-cell>
          <table:covered-table-cell table:number-columns-repeated="2"/>
          <table:table-cell office:value-type="string" table:number-columns-spanned="3" table:number-rows-spanned="3" table:style-name="ce9">
            <text:p>"Patient with URI :PatientX violated the monitoring rule :0001 today by consuming 10 units of Butter (URI:FOOD-1900) instead of the allowed</text:p>
            <text:p>maximum of 5 units. This is a high-risk violation (risk level 3) according to the Disease Risk Level concept."</text:p>
          </table:table-cell>
          <table:covered-table-cell table:number-columns-repeated="2"/>
          <table:table-cell office:value-type="string" table:number-columns-spanned="9" table:number-rows-spanned="3" table:style-name="ce12">
            <text:p>Based on the provided data about the user (PatientX) and the food consumed (Butter), we can reason about whether there's a violation of the monitoring rule `:0001`. This rule monitors Butter consumption, allowing for up to `5` units daily with an operator of "Less".</text:p>
            <text:p/>
            <text:p>**Reasoning:**</text:p>
            <text:p/>
            <text:p>1. PatientX consumed Butter as part of their breakfast:</text:p>
            <text:p><text:s text:c="3"/>```turtle</text:p>
            <text:p><text:s text:c="3"/>:PatientX fsuser:consumed :Breakfast-PX-1 .</text:p>
            <text:p><text:s text:c="3"/>:Breakfast-PX-1 fsuser:hasConsumedFood :ConsumedFood-Breakfast-PX-1-FOOD-1900 .</text:p>
            <text:p><text:s text:c="3"/>```</text:p>
            <text:p/>
            <text:p>2. PatientX consumed `10` units of Butter for breakfast:</text:p>
            <text:p><text:s text:c="3"/>```turtle</text:p>
            <text:p><text:s text:c="3"/>:ConsumedFood-Breakfast-PX-1-FOOD-1900 fsreci:amountFood 10 .</text:p>
            <text:p><text:s text:c="3"/>```</text:p>
            <text:p/>
            <text:p>3. The monitoring rule `:0001` allows up to `5` units of Butter daily:</text:p>
            <text:p><text:s text:c="3"/>```turtle</text:p>
            <text:p><text:s text:c="3"/>:0001 a fsguid:MonitoringRule ;</text:p>
            <text:p><text:s text:c="6"/>fsguid:monitoredEntity fsfood:FOOD-1900 ;</text:p>
            <text:p><text:s text:c="6"/>fsguid:hasMonitoredValue 5 ;</text:p>
            <text:p><text:s text:c="6"/>fsguid:hasOperator "Less" .</text:p>
            <text:p><text:s text:c="3"/>```</text:p>
            <text:p/>
            <text:p>4. PatientX violated the monitoring rule `:0001` by consuming `10` units of Butter instead of the allowed maximum of `5` units.</text:p>
            <text:p/>
            <text:p>**Decision:**</text:p>
            <text:p>- Yes, there was a violation.</text:p>
            <text:p>- Reason: PatientX consumed `10` units of Butter, which exceeds the allowed maximum of `5` units according to monitoring rule `:0001`.</text:p>
            <text:p/>
            <text:p>**Explanations:**</text:p>
            <text:p/>
            <text:p>- **For the user:**</text:p>
            <text:p><text:s text:c="2"/>"You consumed too much Butter today. Your daily limit is 5 servings, but you had 10 servings for breakfast."</text:p>
            <text:p/>
            <text:p>- **For the physician:**</text:p>
            <text:p><text:s text:c="2"/>"Patient with URI :PatientX violated the monitoring rule :0001 today by consuming 10 units of Butter (URI:FOOD-1900) instead of the allowed maximum of 5 units. This is a high-risk violation (risk level 3) according to the Disease Risk Level concept."</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0">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1">
          <table:table-cell office:value-type="string" table:number-columns-spanned="2" table:number-rows-spanned="5" table:style-name="ce7">
            <text:p>Phi3.5</text:p>
          </table:table-cell>
          <table:covered-table-cell/>
          <table:table-cell office:value-type="string" table:number-columns-spanned="2" table:number-rows-spanned="5" table:style-name="ce11">
            <text:p>PROVIDED BUT WRONG</text:p>
          </table:table-cell>
          <table:covered-table-cell/>
          <table:table-cell office:value-type="string" table:number-columns-spanned="3" table:number-rows-spanned="5" table:style-name="ce11">
            <text:p>PROVIDED BUT WRONG</text:p>
          </table:table-cell>
          <table:covered-table-cell table:number-columns-repeated="2"/>
          <table:table-cell office:value-type="string" table:number-columns-spanned="3" table:number-rows-spanned="5" table:style-name="ce9">
            <text:p>Hey there! It appears today's breakfast choice might have been a bit too rich for your current health needs, considering how our bodies age and what you need to manage heart risks associated with high saturated fat intake from food like butter. Let’s keep this one-off off the table (or at least down), focusing on more wholesome options next time.</text:p>
          </table:table-cell>
          <table:covered-table-cell table:number-columns-repeated="2"/>
          <table:table-cell office:value-type="string" table:number-columns-spanned="3" table:number-rows-spanned="5" table:style-name="ce9">
            <text:p>The ingestion of a substantial amount of animal fats within breakfast, given Patient X's cardiovascular risk profile and concurrent monitoring for such intake levels, suggests noncompliance with dietary recommendations. This consumption raises concerns about contributing to hyperlipidemia or exacerbating existing vascular conditions if habitual in nature—a significant deviation from the targeted nutritional paradigm.</text:p>
            <text:p/>
            <text:p>Given butter's high saturated fat content and Patient X’s cardiovascular diagnosis, this event could potentially impact his heart health adversely. It would be advisable to reassess dietary guidelines with a focus on reducing intake of such fats while aligning more closely with the established recommendations for individuals at risk or those dealing with specific metabolic concerns.</text:p>
          </table:table-cell>
          <table:covered-table-cell table:number-columns-repeated="2"/>
          <table:table-cell office:value-type="string" table:number-columns-spanned="9" table:number-rows-spanned="5" table:style-name="ce12">
            <text:p>Based on the provided Turtle data, we can establish a few facts and assess potential violations related to Patient X's consumption of food (labelled as "Butter" in this case):<text:s/></text:p>
            <text:p/>
            <text:p>1. **Monitoring Rule Context**: The rule is likely linked with calorie intake or fat content monitoring due the `monitors` property, which tracks `:PatientX`, and has a specific value interval (`hasMonitoredValue`) of 5 (units not specified), using an operator ("Less"). It references MonitoringRule via its identifier (`0001`). The food being monitored is identified as Animal Fats with the `foodId` "FOOD-1900".</text:p>
            <text:p><text:s text:c="3"/></text:p>
            <text:p>2. **User Data**: Patient X, a 65 years old individual diagnosed (with associated DiseaseRelationPatientX-1) of Cardiovascular issues had consumed Breakfast (`Breakfast-PX-1`) as their meal for the day.</text:p>
            <text:p><text:s text:c="3"/></text:p>
            <text:p>3. **Food Consumed Data**: The specific food item, Butter ("FOOD-1900"), has a high fat content with "758 calories" and is classified under Animal Fats (which are saturated fats). These types of dietary intakes may pose significant risks to cardiovascular health.</text:p>
            <text:p/>
            <text:p>With these observations:<text:s/></text:p>
            <text:p>- **Reasoning**: The consumption by Patient X, who has a predisposition for Cardiovascular conditions and is monitored with an implicit calorie or fat limit (as suggested from context), suggests they may have exceeded their dietary guidelines which would be critical to consider given his age.</text:p>
            <text:p><text:s text:c="3"/></text:p>
            <text:p>4. **Decision**: A violation likely occurred if the established monitoring rule pertains to a daily/weekly intake cap for saturated fats or calorie limits, as butter is high in both elements and not typically recommended within those guidelines especially given his medical condition.</text:p>
            <text:p><text:s text:c="3"/></text:p>
            <text:p>5. **Explanations**:</text:p>
            <text:p><text:s text:c="4"/>- For the User (Simple Language): Hey there! It appears today's breakfast choice might have been a bit too rich for your current health needs, considering how our bodies age and what you need to manage heart risks associated with high saturated fat intake from food like butter. Let’s keep this one-off off the table (or at least down), focusing on more wholesome options next time.</text:p>
            <text:p><text:s text:c="3"/></text:p>
            <text:p><text:s text:c="4"/>- For Physicians: The ingestion of a substantial amount of animal fats within breakfast, given Patient X's cardiovascular risk profile and concurrent monitoring for such intake levels, suggests noncompliance with dietary recommendations. This consumption raises concerns about contributing to hyperlipidemia or exacerbating existing vascular conditions if habitual in nature—a significant deviation from the targeted nutritional paradigm.</text:p>
            <text:p/>
            <text:p>Given butter's high saturated fat content and Patient X’s cardiovascular diagnosis, this event could potentially impact his heart health adversely. It would be advisable to reassess dietary guidelines with a focus on reducing intake of such fats while aligning more closely with the established recommendations for individuals at risk or those dealing with specific metabolic concerns.</text:p>
            <text:p/>
            <text:p>In light of these interpretive details:<text:s/></text:p>
            <text:p>- **Recommendation** is to adjust Patient X’s dietary plan, emphasizing reduced saturated fat consumption and possibly consulting a nutritionist. This may include incorporating healthier fats like those found in nuts or fish while also addressing any possible deficiencies through supplement intake if necessary.</text:p>
            <text:p><text:s text:c="3"/></text:p>
            <text:p>- **Importance of Monitoring**: Continual monitoring can help ensure adherence to these adjusted guidelines and assist with long-term risk mitigation. Regular reviews may further inform dietary interventions, which could include education on the impacts of specific food components in relation to his medical condition.</text:p>
            <text:p/>
            <text:p>To make a definitive conclusion about violations:<text:s/></text:p>
            <text:p><text:s text:c="2"/>1. **Specific Monitoring Rule Details Needed** (calorie/fat limits for Patient X): Without knowing these precise numerical targets, we cannot confirm that this consumption alone constitutes an infraction; however, it seems probable given the provided data.</text:p>
            <text:p/>
            <text:p>Consideration should be placed on obtaining explicit details about daily fat and caloric intake recommendations specific to Patient X's case for a more definitive assessment:<text:s/></text:p>
            <text:p>- **Required Information** would include exact nutritional guidelines set forth by his healthcare team, alongside the monitoring rule parameters.</text:p>
            <text:p/>
            <text:p>In summary without these details but with logical assumptions made from provided data points and general knowledge on dietary recommendations:<text:s text:c="3"/></text:p>
            <text:p>Patient X's choice of a saturated fat-rich food item like Butter seems inconsistent for someone in his situation—especially under careful monitoring. Clarifying intake guidelines, assessing the frequency versus occasional exceptions within these limits would offer more precision on whether this was indeed against Patient’s health directives.</text:p>
            <text:p/>
            <text:p>Thank you!</text:p>
          </table:table-cell>
          <table:covered-table-cell table:number-columns-repeated="8"/>
          <table:table-cell table:number-columns-repeated="16362"/>
        </table:table-row>
        <table:table-row table:style-name="ro1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2">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3">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4">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5" table:style-name="ce7">
            <text:p>Phi4</text:p>
          </table:table-cell>
          <table:covered-table-cell/>
          <table:table-cell office:value-type="string" table:number-columns-spanned="2" table:number-rows-spanned="5" table:style-name="ce8">
            <text:p>PROVIDED BUT WRONG (it defines its own example)</text:p>
          </table:table-cell>
          <table:covered-table-cell/>
          <table:table-cell office:value-type="string" table:number-columns-spanned="3" table:number-rows-spanned="5" table:style-name="ce8">
            <text:p>PROVIDED BUT WRONG (it defines its own example)</text:p>
          </table:table-cell>
          <table:covered-table-cell table:number-columns-repeated="2"/>
          <table:table-cell office:value-type="string" table:number-columns-spanned="3" table:number-rows-spanned="5" table:style-name="ce8">
            <text:p>PROVIDED BUT WRONG (it defines its own example)</text:p>
          </table:table-cell>
          <table:covered-table-cell table:number-columns-repeated="2"/>
          <table:table-cell office:value-type="string" table:number-columns-spanned="3" table:number-rows-spanned="5" table:style-name="ce8">
            <text:p>PROVIDED BUT WRONG (it defines its own example)</text:p>
          </table:table-cell>
          <table:covered-table-cell table:number-columns-repeated="2"/>
          <table:table-cell office:value-type="string" table:number-columns-spanned="9" table:number-rows-spanned="5" table:style-name="ce12">
            <text:p>To determine if a violation has occurred, we need to analyze both the structure of monitoring rules and violations as outlined in their respective Turtle descriptions. Here’s how you can approach this:</text:p>
            <text:p/>
            <text:p>### Understanding Violation Structure</text:p>
            <text:p/>
            <text:p>1. **Violation (fsuser:Violation)**</text:p>
            <text:p><text:s text:c="3"/>- Represents instances where a rule is breached.</text:p>
            <text:p><text:s text:c="3"/>- Has properties that define various aspects of the violation, such as timing, entity involved, and severity.</text:p>
            <text:p/>
            <text:p>2. **Key Properties for Violations**</text:p>
            <text:p><text:s text:c="3"/>- `hasViolationRule`: Links to the specific monitoring rule that was violated.</text:p>
            <text:p><text:s text:c="3"/>- `hasViolationUser`: Identifies which user is associated with the violation.</text:p>
            <text:p><text:s text:c="3"/>- `hasViolationMeal`: Specifies the meal during which the violation occurred.</text:p>
            <text:p><text:s text:c="3"/>- `hasViolationStartTime` and `hasViolationEndTime`: Define when the violation started and ended.</text:p>
            <text:p><text:s text:c="3"/>- `hasViolationEntity` and `hasViolationEntityType`: Specify what entity (e.g., food or nutrient) is involved in the violation.</text:p>
            <text:p><text:s text:c="3"/>- `hasViolationQuantity` and `hasViolationExpectedQuantity`: Provide details on the actual vs. expected quantities related to the rule.</text:p>
            <text:p><text:s text:c="3"/>- `hasViolationLevel`, `hasViolationPriority`: Indicate the severity and urgency of the violation.</text:p>
            <text:p/>
            <text:p>### Decision Process</text:p>
            <text:p/>
            <text:p>1. **Identify Rule Conditions**: Review which monitoring rule is being evaluated for potential violations.</text:p>
            <text:p>2. **Evaluate User Data Against Rules**:</text:p>
            <text:p><text:s text:c="3"/>- Compare user consumption or behavior data against the defined conditions in the monitoring rule.</text:p>
            <text:p><text:s text:c="3"/>- Check properties like `hasViolationQuantity` vs. expected values to determine if a breach occurred.</text:p>
            <text:p/>
            <text:p>3. **Determine Violation Occurrence**:</text:p>
            <text:p><text:s text:c="3"/>- If the conditions of a monitoring rule are not met based on user data, a violation has likely occurred.</text:p>
            <text:p/>
            <text:p>### Example Decision</text:p>
            <text:p/>
            <text:p>Assume we have a monitoring rule that restricts daily sugar intake to no more than 50 grams. User data indicates:</text:p>
            <text:p/>
            <text:p>- Consumed foods: Apple (10g), Candy Bar (30g), Soda (20g)</text:p>
            <text:p>- Total sugar consumed: 60 grams</text:p>
            <text:p/>
            <text:p>**Decision**: A violation has occurred because the total sugar intake exceeds the allowed limit of 50 grams.</text:p>
            <text:p/>
            <text:p>### Explanations</text:p>
            <text:p/>
            <text:p>#### For the User</text:p>
            <text:p>"You have exceeded your daily sugar limit. The rule allows up to 50 grams, but you consumed 60 grams today, which means a dietary guideline was breached."</text:p>
            <text:p/>
            <text:p>#### For the Physician</text:p>
            <text:p>"The patient has violated the daily sugar intake rule set at 50 grams by consuming a total of 60 grams. This breach includes contributions from an apple (10g), candy bar (30g), and soda (20g). The violation occurred within today's timeframe, indicating non-compliance with dietary recommendations."</text:p>
            <text:p/>
            <text:p>By following this structured analysis, you can determine if a rule has been violated based on user data and provide clear explanations for both laypersons and professionals.</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5">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6">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7">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Qwen2..5:32B</text:p>
          </table:table-cell>
          <table:covered-table-cell/>
          <table:table-cell office:value-type="string" table:number-columns-spanned="2" table:number-rows-spanned="3" table:style-name="ce8">
            <text:p/>
            <text:p>**YES**, a violation occurred because the user `PatientX` consumed more than the specified amount (5 units) of butter (10 units).</text:p>
          </table:table-cell>
          <table:covered-table-cell/>
          <table:table-cell office:value-type="string" table:number-columns-spanned="3" table:number-rows-spanned="3" table:style-name="ce9">
            <text:p>### Analysis</text:p>
            <text:p/>
            <text:p>#### Monitoring Rule Details:</text:p>
            <text:p>- **Rule ID:** 0001</text:p>
            <text:p>- **Monitored Entity:** `fsfood:FOOD-1900` (Butter)</text:p>
            <text:p>- **Operator:** "Less" (the amount should be less than the specified value)</text:p>
            <text:p>- **Value:** 5 (units per day)</text:p>
            <text:p/>
            <text:p>#### Consumption Data:</text:p>
            <text:p>- The user, `PatientX`, consumed `:ConsumedFood-Breakfast-PX-1-FOOD-1900` with an amount of 10 units.</text:p>
            <text:p>- This consumption is associated with butter (`fsfood:FOOD-1900`).</text:p>
            <text:p/>
            <text:p>### Reasoning</text:p>
            <text:p>The monitoring rule specifies that the user should consume less than 5 units of `fsfood:FOOD-1900` (Butter) per day. However, the data shows that the user consumed 10 units of butter during breakfast.</text:p>
            <text:p/>
            <text:p>Since 10 is greater than the allowed limit of 5 units, a violation has occurred.</text:p>
          </table:table-cell>
          <table:covered-table-cell table:number-columns-repeated="2"/>
          <table:table-cell office:value-type="string" table:number-columns-spanned="3" table:number-rows-spanned="3" table:style-name="ce9">
            <text:p>You were supposed to eat less than 5 units of butter in a day according to your monitoring rules. However, during breakfast, you ate 10 units of butter, which is above the allowed limit. This means you have exceeded the recommended amount for butter intake today and should try to reduce it next time.</text:p>
          </table:table-cell>
          <table:covered-table-cell table:number-columns-repeated="2"/>
          <table:table-cell office:value-type="string" table:number-columns-spanned="3" table:number-rows-spanned="3" table:style-name="ce9">
            <text:p>The user `PatientX` consumed 10 units of butter (`fsfood:FOOD-1900`) during breakfast, whereas the monitoring rule (Rule ID: 0001) specifies that the daily intake of butter should be less than 5 units. This consumption exceeds the specified limit, leading to a violation of the dietary restrictions set for `PatientX`.</text:p>
            <text:p/>
            <text:p>These explanations provide both a simplified version for user comprehension and a more detailed professional explanation suitable for healthcare professionals.</text:p>
          </table:table-cell>
          <table:covered-table-cell table:number-columns-repeated="2"/>
          <table:table-cell office:value-type="string" table:number-columns-spanned="9" table:number-rows-spanned="3" table:style-name="ce12">
            <text:p>Thank you for providing the detailed Turtle encoded data. Based on this information, let's analyze whether a violation has occurred.</text:p>
            <text:p/>
            <text:p>### Analysis</text:p>
            <text:p/>
            <text:p>#### Monitoring Rule Details:</text:p>
            <text:p>- **Rule ID:** 0001</text:p>
            <text:p>- **Monitored Entity:** `fsfood:FOOD-1900` (Butter)</text:p>
            <text:p>- **Operator:** "Less" (the amount should be less than the specified value)</text:p>
            <text:p>- **Value:** 5 (units per day)</text:p>
            <text:p/>
            <text:p>#### Consumption Data:</text:p>
            <text:p>- The user, `PatientX`, consumed `:ConsumedFood-Breakfast-PX-1-FOOD-1900` with an amount of 10 units.</text:p>
            <text:p>- This consumption is associated with butter (`fsfood:FOOD-1900`).</text:p>
            <text:p/>
            <text:p>### Reasoning</text:p>
            <text:p>The monitoring rule specifies that the user should consume less than 5 units of `fsfood:FOOD-1900` (Butter) per day. However, the data shows that the user consumed 10 units of butter during breakfast.</text:p>
            <text:p/>
            <text:p>Since 10 is greater than the allowed limit of 5 units, a violation has occurred.</text:p>
            <text:p/>
            <text:p>### Decision</text:p>
            <text:p>**YES**, a violation occurred because the user `PatientX` consumed more than the specified amount (5 units) of butter (10 units).</text:p>
            <text:p/>
            <text:p>### Detailed Explanations</text:p>
            <text:p/>
            <text:p>#### User Explanation:</text:p>
            <text:p>You were supposed to eat less than 5 units of butter in a day according to your monitoring rules. However, during breakfast, you ate 10 units of butter, which is above the allowed limit. This means you have exceeded the recommended amount for butter intake today and should try to reduce it next time.</text:p>
            <text:p/>
            <text:p>#### Physician Explanation:</text:p>
            <text:p>The user `PatientX` consumed 10 units of butter (`fsfood:FOOD-1900`) during breakfast, whereas the monitoring rule (Rule ID: 0001) specifies that the daily intake of butter should be less than 5 units. This consumption exceeds the specified limit, leading to a violation of the dietary restrictions set for `PatientX`.</text:p>
            <text:p/>
            <text:p>These explanations provide both a simplified version for user comprehension and a more detailed professional explanation suitable for healthcare professionals.</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8">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7" table:style-name="ce7">
            <text:p>Qwen2.5:72B</text:p>
          </table:table-cell>
          <table:covered-table-cell/>
          <table:table-cell office:value-type="string" table:number-columns-spanned="2" table:number-rows-spanned="7" table:style-name="ce8">
            <text:p>**YES**, a violation has occurred because the user consumed more than the allowed amount of butter as specified by the monitoring rule.</text:p>
          </table:table-cell>
          <table:covered-table-cell/>
          <table:table-cell office:value-type="string" table:number-columns-spanned="3" table:number-rows-spanned="7" table:style-name="ce9">
            <text:p>### Monitoring Rule Analysis</text:p>
            <text:p/>
            <text:p>**Monitoring Rule (MR4-PX):**</text:p>
            <text:p>- **Monitors:** :PatientX</text:p>
            <text:p>- **Has Monitored Value:** 5</text:p>
            <text:p>- **Has Operator:** "Less"</text:p>
            <text:p>- **Has Rule ID:** 0001</text:p>
            <text:p>- **Monitored Entity:** fsfood:FOOD-1900 (Butter)</text:p>
            <text:p>- **Monitored Entity Type:** fscore:Food</text:p>
            <text:p>- **Timing:** fstemp:Day</text:p>
            <text:p/>
            <text:p>### User and Food Consumption Analysis</text:p>
            <text:p/>
            <text:p>**User (PatientX):**</text:p>
            <text:p>- **Type:** Patient, User</text:p>
            <text:p>- **Diagnosis:** Cardiovascular Disease</text:p>
            <text:p>- **Age:** 65</text:p>
            <text:p>- **Consumed Meal:** :Breakfast-PX-1</text:p>
            <text:p>- **Consumed Food:** :FOOD-1900 (Butter)</text:p>
            <text:p>- **Amount Consumed:** 10 grams</text:p>
            <text:p/>
            <text:p>### Food Analysis (Butter)</text:p>
            <text:p/>
            <text:p>**Food (fsfood:FOOD-1900):**</text:p>
            <text:p>- **Type:** Animal Fats</text:p>
            <text:p>- **Nutrient Details:**</text:p>
            <text:p><text:s text:c="2"/>- Lipid: 8340 mg/100g</text:p>
            <text:p><text:s text:c="2"/>- Protein: 080 mg/100g</text:p>
            <text:p><text:s text:c="2"/>- Carbs: 110 mg/100g</text:p>
            <text:p><text:s text:c="2"/>- Cholesterol: 25000 mg/100g</text:p>
            <text:p>- **Calories:** 758 kcal/100g</text:p>
            <text:p/>
            <text:p>### Reasoning and Decision</text:p>
            <text:p/>
            <text:p>**Step 1: Determine the Monitored Value**</text:p>
            <text:p>- The monitoring rule specifies that the monitored value for :FOOD-1900 (Butter) should be less than 5.</text:p>
            <text:p>- The user consumed 10 grams of butter.</text:p>
            <text:p/>
            <text:p>**Step 2: Compare Consumed Amount to Monitored Value**</text:p>
            <text:p>- The user consumed 10 grams of butter, which is greater than the monitored value of 5 grams.</text:p>
          </table:table-cell>
          <table:covered-table-cell table:number-columns-repeated="2"/>
          <table:table-cell office:value-type="string" table:number-columns-spanned="3" table:number-rows-spanned="7" table:style-name="ce9">
            <text:p>Hello PatientX,</text:p>
            <text:p/>
            <text:p>We noticed that you consumed 10 grams of butter during your breakfast. According to your dietary guidelines, you should consume less than 5 grams of butter per day. Consuming more than this amount can be harmful to your health, especially considering your cardiovascular condition. Please try to keep your butter intake within the recommended limits in the future.</text:p>
          </table:table-cell>
          <table:covered-table-cell table:number-columns-repeated="2"/>
          <table:table-cell office:value-type="string" table:number-columns-spanned="3" table:number-rows-spanned="7" table:style-name="ce9">
            <text:p>Dear Physician,</text:p>
            <text:p/>
            <text:p>PatientX has violated Monitoring Rule MR4-PX by consuming 10 grams of butter during their breakfast. The monitoring rule specifies that the consumption of fsfood:FOOD-1900 (Butter) should be less than 5 grams per day for patients with cardiovascular disease. The patient's current intake exceeds this limit, which may exacerbate their condition due to the high lipid and cholesterol content in butter. It is recommended to advise the patient to adhere strictly to the dietary guidelines to manage their health effectively.</text:p>
            <text:p/>
          </table:table-cell>
          <table:covered-table-cell table:number-columns-repeated="2"/>
          <table:table-cell office:value-type="string" table:number-columns-spanned="9" table:number-rows-spanned="7" table:style-name="ce12">
            <text:p>Thank you for providing the Turtle encoded data about the user and the food consumed. Let's proceed with reasoning and decision-making.</text:p>
            <text:p/>
            <text:p>### Monitoring Rule Analysis</text:p>
            <text:p/>
            <text:p>**Monitoring Rule (MR4-PX):**</text:p>
            <text:p>- **Monitors:** :PatientX</text:p>
            <text:p>- **Has Monitored Value:** 5</text:p>
            <text:p>- **Has Operator:** "Less"</text:p>
            <text:p>- **Has Rule ID:** 0001</text:p>
            <text:p>- **Monitored Entity:** fsfood:FOOD-1900 (Butter)</text:p>
            <text:p>- **Monitored Entity Type:** fscore:Food</text:p>
            <text:p>- **Timing:** fstemp:Day</text:p>
            <text:p/>
            <text:p>### User and Food Consumption Analysis</text:p>
            <text:p/>
            <text:p>**User (PatientX):**</text:p>
            <text:p>- **Type:** Patient, User</text:p>
            <text:p>- **Diagnosis:** Cardiovascular Disease</text:p>
            <text:p>- **Age:** 65</text:p>
            <text:p>- **Consumed Meal:** :Breakfast-PX-1</text:p>
            <text:p>- **Consumed Food:** :FOOD-1900 (Butter)</text:p>
            <text:p>- **Amount Consumed:** 10 grams</text:p>
            <text:p/>
            <text:p>### Food Analysis (Butter)</text:p>
            <text:p/>
            <text:p>**Food (fsfood:FOOD-1900):**</text:p>
            <text:p>- **Type:** Animal Fats</text:p>
            <text:p>- **Nutrient Details:**</text:p>
            <text:p><text:s text:c="2"/>- Lipid: 8340 mg/100g</text:p>
            <text:p><text:s text:c="2"/>- Protein: 080 mg/100g</text:p>
            <text:p><text:s text:c="2"/>- Carbs: 110 mg/100g</text:p>
            <text:p><text:s text:c="2"/>- Cholesterol: 25000 mg/100g</text:p>
            <text:p>- **Calories:** 758 kcal/100g</text:p>
            <text:p/>
            <text:p>### Reasoning and Decision</text:p>
            <text:p/>
            <text:p>**Step 1: Determine the Monitored Value**</text:p>
            <text:p>- The monitoring rule specifies that the monitored value for :FOOD-1900 (Butter) should be less than 5.</text:p>
            <text:p>- The user consumed 10 grams of butter.</text:p>
            <text:p/>
            <text:p>**Step 2: Compare Consumed Amount to Monitored Value**</text:p>
            <text:p>- The user consumed 10 grams of butter, which is greater than the monitored value of 5 grams.</text:p>
            <text:p/>
            <text:p>### Decision</text:p>
            <text:p>**YES**, a violation has occurred because the user consumed more than the allowed amount of butter as specified by the monitoring rule.</text:p>
            <text:p/>
            <text:p>### Explanations</text:p>
            <text:p/>
            <text:p>#### User Explanation (Simple and Comprehensible Language)</text:p>
            <text:p>Hello PatientX,</text:p>
            <text:p/>
            <text:p>We noticed that you consumed 10 grams of butter during your breakfast. According to your dietary guidelines, you should consume less than 5 grams of butter per day. Consuming more than this amount can be harmful to your health, especially considering your cardiovascular condition. Please try to keep your butter intake within the recommended limits in the future.</text:p>
            <text:p/>
            <text:p>#### Physician Explanation (Precise and Professional Terminology)</text:p>
            <text:p>Dear Physician,</text:p>
            <text:p/>
            <text:p>PatientX has violated Monitoring Rule MR4-PX by consuming 10 grams of butter during their breakfast. The monitoring rule specifies that the consumption of fsfood:FOOD-1900 (Butter) should be less than 5 grams per day for patients with cardiovascular disease. The patient's current intake exceeds this limit, which may exacerbate their condition due to the high lipid and cholesterol content in butter. It is recommended to advise the patient to adhere strictly to the dietary guidelines to manage their health effectively.</text:p>
            <text:p/>
            <text:p>If you have any further questions or require additional information, please let me know.</text:p>
            <text:p/>
            <text:p>Best regards,</text:p>
            <text:p>Qwen</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8">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number-rows-repeated="3"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9">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
          <table:table-cell office:value-type="string" table:number-columns-spanned="2" table:number-rows-spanned="3" table:style-name="ce7">
            <text:p>O4</text:p>
          </table:table-cell>
          <table:covered-table-cell/>
          <table:table-cell office:value-type="string" table:number-columns-spanned="2" table:number-rows-spanned="3" table:style-name="ce8">
            <text:p/>
            <text:p>Since 10 exceeds the limit of 5, a violation has occurred.</text:p>
          </table:table-cell>
          <table:covered-table-cell/>
          <table:table-cell office:value-type="string" table:number-columns-spanned="3" table:number-rows-spanned="3" table:style-name="ce9">
            <text:p>Given the Turtle-encoded data about the user, food consumption, and the associated monitoring rule, I will now assess if a violation has occurred based on the rule and data. Then, I will describe the violation in Turtle format.</text:p>
            <text:p/>
            <text:p>Steps:</text:p>
            <text:p>1. Rule Analysis: The rule specifies that for fsfood:FOOD-1900, the monitored value must be less than 5.</text:p>
            <text:p>2. Consumed Quantity: The user consumed 10 units of fsfood:FOOD-1900 during breakfast (fsreci:amountFood 10).</text:p>
            <text:p>3. Violation Check: Since 10 exceeds the limit of 5, a violation has occurred.</text:p>
          </table:table-cell>
          <table:covered-table-cell table:number-columns-repeated="2"/>
          <table:table-cell office:value-type="string" table:number-columns-spanned="3" table:number-rows-spanned="3" table:style-name="ce8">
            <text:p>NOT PROVIDED</text:p>
          </table:table-cell>
          <table:covered-table-cell table:number-columns-repeated="2"/>
          <table:table-cell office:value-type="string" table:number-columns-spanned="3" table:number-rows-spanned="3" table:style-name="ce8">
            <text:p>NOT PROVIDED</text:p>
          </table:table-cell>
          <table:covered-table-cell table:number-columns-repeated="2"/>
          <table:table-cell office:value-type="string" table:number-columns-spanned="9" table:number-rows-spanned="3" table:style-name="ce12">
            <text:p>Given the Turtle-encoded data about the user, food consumption, and the associated monitoring rule, I will now assess if a violation has occurred based on the rule and data. Then, I will describe the violation in Turtle format.</text:p>
            <text:p/>
            <text:p>Steps:</text:p>
            <text:p>1. Rule Analysis: The rule specifies that for fsfood:FOOD-1900, the monitored value must be less than 5.</text:p>
            <text:p>2. Consumed Quantity: The user consumed 10 units of fsfood:FOOD-1900 during breakfast (fsreci:amountFood 10).</text:p>
            <text:p>3. Violation Check: Since 10 exceeds the limit of 5, a violation has occurred.</text:p>
            <text:p/>
            <text:p>Violation Description</text:p>
            <text:p/>
            <text:p>Below is the Turtle encoding for the violation instance:</text:p>
            <text:p/>
            <text:p>### Violation for PatientX</text:p>
            <text:p>:Violation-0001 rdf:type owl:NamedIndividual, fsuser:Violation ;</text:p>
            <text:p><text:s text:c="4"/>fsuser:hasViolationUser :PatientX ;</text:p>
            <text:p><text:s text:c="4"/>fsuser:hasViolationRule :0001 ;</text:p>
            <text:p><text:s text:c="4"/>fsuser:hasViolationEntity fsfood:FOOD-1900 ;</text:p>
            <text:p><text:s text:c="4"/>fsuser:hasViolationEntityType fscore:Food ;</text:p>
            <text:p><text:s text:c="4"/>fsuser:hasViolationQuantity 10 ;</text:p>
            <text:p><text:s text:c="4"/>fsuser:hasViolationExpectedQuantity 5 ;</text:p>
            <text:p><text:s text:c="4"/>fsuser:hasViolationRuleId 0001 ;</text:p>
            <text:p><text:s text:c="4"/>fsuser:hasViolationStartTime "2025-01-24T08:00:00Z"^^xsd:dateTimeStamp ;</text:p>
            <text:p><text:s text:c="4"/>fsuser:hasViolationEndTime "2025-01-24T08:30:00Z"^^xsd:dateTimeStamp ;</text:p>
            <text:p><text:s text:c="4"/>fsuser:hasViolationTiming fstemp:Day ;</text:p>
            <text:p><text:s text:c="4"/>fsuser:hasViolationLevel 3 ;</text:p>
            <text:p><text:s text:c="4"/>fsuser:hasViolationPriority 1 ;</text:p>
            <text:p><text:s text:c="4"/>rdfs:label "Violation of Monitoring Rule 0001 by PatientX"@en .</text:p>
            <text:p>This violation instance links the user (PatientX), the rule (0001), and the food entity (fsfood:FOOD-1900) that caused the breach. The start and end times, quantity, and expected quantity are included, along with the violation level and priority derived from the associated risk.</text:p>
            <text:p/>
            <text:p>Would you like further adjustments or clarifications?</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0">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1">
          <table:table-cell office:value-type="string" table:number-columns-spanned="2" table:number-rows-spanned="3" table:style-name="ce7">
            <text:p>O4mini</text:p>
          </table:table-cell>
          <table:covered-table-cell/>
          <table:table-cell office:value-type="string" table:number-columns-spanned="2" table:number-rows-spanned="3" table:style-name="ce8">
            <text:p>YES, a violation has occurred.</text:p>
          </table:table-cell>
          <table:covered-table-cell/>
          <table:table-cell office:value-type="string" table:number-columns-spanned="3" table:number-rows-spanned="3" table:style-name="ce9">
            <text:p>Reasoning and Decision:</text:p>
            <text:p>Monitoring Rule:</text:p>
            <text:p/>
            <text:p>The monitoring rule specifies that the value being monitored is associated with the food entity FOOD-1900 (Butter).</text:p>
            <text:p>The rule specifies that the monitored value should be less than 5 (as per the operator "Less").</text:p>
            <text:p>This rule is applied daily (as per fstemp:Day).</text:p>
            <text:p>User Information:</text:p>
            <text:p/>
            <text:p>The user, PatientX, consumed FOOD-1900 (Butter) in an amount of 10 (unit unspecified but presumably in grams).</text:p>
            <text:p>Monitored Nutrient:</text:p>
            <text:p/>
            <text:p>The relevant value being monitored appears to be a nutrient or characteristic related to FOOD-1900 (Butter). Given that Butter contains various nutrients, the rule likely refers to a nutrient such as Cholesterol or Saturated Lipid, as these are common metrics for monitoring dietary intake.</text:p>
            <text:p>Violation Condition:</text:p>
            <text:p/>
            <text:p>The rule specifies that the monitored value should be less than 5, but FOOD-1900 (Butter) contains a substantial amount of Cholesterol (25000) and Saturated Lipid (4878).</text:p>
            <text:p>Given the high values for these nutrients in the consumed food, the rule is clearly violated because the monitored value exceeds the threshold of 5.</text:p>
          </table:table-cell>
          <table:covered-table-cell table:number-columns-repeated="2"/>
          <table:table-cell office:value-type="string" table:number-columns-spanned="3" table:number-rows-spanned="3" table:style-name="ce9">
            <text:p>You ate some butter for breakfast today. There is a rule that tracks the amount of certain substances in foods, and this rule says that the amount of something (like cholesterol or fats) should not be more than a small amount, like 5 units. Unfortunately, the butter you ate had a much higher amount of these substances, which means the rule has been broken.</text:p>
          </table:table-cell>
          <table:covered-table-cell table:number-columns-repeated="2"/>
          <table:table-cell office:value-type="string" table:number-columns-spanned="3" table:number-rows-spanned="3" table:style-name="ce9">
            <text:p>The patient, PatientX, consumed 10 units (presumably grams) of FOOD-1900 (Butter), which contains significantly high levels of Cholesterol (25000 mg) and Saturated Lipids (4878 mg). The associated monitoring rule for this food specifies that the monitored value (likely corresponding to a nutrient such as Cholesterol or Saturated Lipids) should not exceed a threshold of 5 units. The consumed quantity of butter clearly exceeds this threshold, resulting in a violation of the established dietary monitoring rule.</text:p>
          </table:table-cell>
          <table:covered-table-cell table:number-columns-repeated="2"/>
          <table:table-cell office:value-type="string" table:number-columns-spanned="9" table:number-rows-spanned="3" table:style-name="ce12">
            <text:p>Thank you for providing the detailed data about the user, the food consumed, and the monitoring rule. I will now perform the reasoning based on the provided information.</text:p>
            <text:p/>
            <text:p>Reasoning and Decision:</text:p>
            <text:p>Monitoring Rule:</text:p>
            <text:p/>
            <text:p>The monitoring rule specifies that the value being monitored is associated with the food entity FOOD-1900 (Butter).</text:p>
            <text:p>The rule specifies that the monitored value should be less than 5 (as per the operator "Less").</text:p>
            <text:p>This rule is applied daily (as per fstemp:Day).</text:p>
            <text:p>User Information:</text:p>
            <text:p/>
            <text:p>The user, PatientX, consumed FOOD-1900 (Butter) in an amount of 10 (unit unspecified but presumably in grams).</text:p>
            <text:p>Monitored Nutrient:</text:p>
            <text:p/>
            <text:p>The relevant value being monitored appears to be a nutrient or characteristic related to FOOD-1900 (Butter). Given that Butter contains various nutrients, the rule likely refers to a nutrient such as Cholesterol or Saturated Lipid, as these are common metrics for monitoring dietary intake.</text:p>
            <text:p>Violation Condition:</text:p>
            <text:p/>
            <text:p>The rule specifies that the monitored value should be less than 5, but FOOD-1900 (Butter) contains a substantial amount of Cholesterol (25000) and Saturated Lipid (4878).</text:p>
            <text:p>Given the high values for these nutrients in the consumed food, the rule is clearly violated because the monitored value exceeds the threshold of 5.</text:p>
            <text:p>Conclusion: YES, a violation has occurred.</text:p>
            <text:p/>
            <text:p>Explanation for the User (Simple and Comprehensible Language):</text:p>
            <text:p>You ate some butter for breakfast today. There is a rule that tracks the amount of certain substances in foods, and this rule says that the amount of something (like cholesterol or fats) should not be more than a small amount, like 5 units. Unfortunately, the butter you ate had a much higher amount of these substances, which means the rule has been broken.</text:p>
            <text:p/>
            <text:p>Explanation for the Physician (Precise and Professional Terminology):</text:p>
            <text:p>The patient, PatientX, consumed 10 units (presumably grams) of FOOD-1900 (Butter), which contains significantly high levels of Cholesterol (25000 mg) and Saturated Lipids (4878 mg). The associated monitoring rule for this food specifies that the monitored value (likely corresponding to a nutrient such as Cholesterol or Saturated Lipids) should not exceed a threshold of 5 units. The consumed quantity of butter clearly exceeds this threshold, resulting in a violation of the established dietary monitoring rule.</text:p>
          </table:table-cell>
          <table:covered-table-cell table:number-columns-repeated="8"/>
          <table:table-cell table:number-columns-repeated="16362"/>
        </table:table-row>
        <table:table-row table:style-name="ro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style-name="ro21">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8"/>
          <table:table-cell table:number-columns-repeated="16362"/>
        </table:table-row>
        <table:table-row table:number-rows-repeated="1048519" table:style-name="ro1">
          <table:table-cell table:number-columns-repeated="16384"/>
        </table:table-row>
      </table:table>
      <table:table table:name="Sheet2" table:style-name="ta1">
        <table:table-column table:style-name="co1" table:default-cell-style-name="ce1"/>
        <table:table-column table:style-name="co3" table:number-columns-repeated="16383" table:default-cell-style-name="ce1"/>
        <table:table-row table:number-rows-repeated="1048576" table:style-name="ro1">
          <table:table-cell table:number-columns-repeated="16384"/>
        </table:table-row>
      </table:table>
      <table:table table:name="Sheet3" table:style-name="ta1">
        <table:table-column table:style-name="co1" table:default-cell-style-name="ce1"/>
        <table:table-column table:style-name="co3"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dc:creator>Gianluca Apriceno</dc:creator>
    <meta:creation-date>2009-04-16T11:32:48Z</meta:creation-date>
    <dc:date>2025-01-30T18:06:40Z</dc:date>
    <meta:editing-cycles>2</meta:editing-cycles>
    <meta:editing-duration>PT0S</meta:editing-duration>
    <meta:user-defined meta:name="Info 1"/>
    <meta:user-defined meta:name="Info 2"/>
    <meta:user-defined meta:name="Info 3"/>
    <meta:user-defined meta:name="Info 4"/>
  </office:meta>
</office:document-meta>
</file>